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8242" officeooo:paragraph-rsid="000482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I am bhagyahsri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2-08-06T08:38:57.122000000</dc:date>
    <meta:editing-duration>PT50S</meta:editing-duration>
    <meta:editing-cycles>3</meta:editing-cycles>
    <meta:document-statistic meta:table-count="0" meta:image-count="0" meta:object-count="0" meta:page-count="1" meta:paragraph-count="1" meta:word-count="4" meta:character-count="19" meta:non-whitespace-character-count="15"/>
  </office:meta>
</office:document-meta>
</file>